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OGRAM <text:s/>6</text:p>
      <text:p text:style-name="Standard"/>
      <text:p text:style-name="Standard"/>
      <text:p text:style-name="Standard">#include &lt;iostream&gt;</text:p>
      <text:p text:style-name="Standard">using namespace std;</text:p>
      <text:p text:style-name="Standard"/>
      <text:p text:style-name="Standard">const int SIZE = 5;</text:p>
      <text:p text:style-name="Standard"/>
      <text:p text:style-name="Standard">// Global queue variables</text:p>
      <text:p text:style-name="Standard">int queueArr[SIZE];</text:p>
      <text:p text:style-name="Standard">int times[SIZE];</text:p>
      <text:p text:style-name="Standard">int front = -1, rear = -1;</text:p>
      <text:p text:style-name="Standard"/>
      <text:p text:style-name="Standard">// Check if queue is empty</text:p>
      <text:p text:style-name="Standard">int empty() {</text:p>
      <text:p text:style-name="Standard"><text:s text:c="4"/>return (front == -1);</text:p>
      <text:p text:style-name="Standard">}</text:p>
      <text:p text:style-name="Standard"/>
      <text:p text:style-name="Standard">// Insert into queue</text:p>
      <text:p text:style-name="Standard">void enqueue(int value, int time) {</text:p>
      <text:p text:style-name="Standard"><text:s text:c="4"/>// Check overflow</text:p>
      <text:p text:style-name="Standard"><text:s text:c="4"/>if ((rear + 1) % SIZE == front) {</text:p>
      <text:p text:style-name="Standard"><text:s text:c="8"/>cout &lt;&lt; "Queue Overflow\n";</text:p>
      <text:p text:style-name="Standard"><text:s text:c="8"/>return;</text:p>
      <text:p text:style-name="Standard"><text:s text:c="4"/>}</text:p>
      <text:p text:style-name="Standard"/>
      <text:p text:style-name="Standard"><text:s text:c="4"/>// First element</text:p>
      <text:p text:style-name="Standard"><text:s text:c="4"/>if (front == -1) {</text:p>
      <text:p text:style-name="Standard"><text:s text:c="8"/>front = rear = 0;</text:p>
      <text:p text:style-name="Standard"><text:s text:c="4"/>} else {</text:p>
      <text:p text:style-name="Standard"><text:s text:c="8"/>rear = (rear + 1) % SIZE;</text:p>
      <text:p text:style-name="Standard"><text:s text:c="4"/>}</text:p>
      <text:p text:style-name="Standard"/>
      <text:p text:style-name="Standard"><text:s text:c="4"/>queueArr[rear] = value;</text:p>
      <text:p text:style-name="Standard"><text:s text:c="4"/>times[rear] = time;</text:p>
      <text:p text:style-name="Standard">}</text:p>
      <text:p text:style-name="Standard"/>
      <text:p text:style-name="Standard">// Remove from queue</text:p>
      <text:p text:style-name="Standard">void dequeue() {</text:p>
      <text:p text:style-name="Standard"><text:s text:c="4"/>if (front == -1) {</text:p>
      <text:p text:style-name="Standard"><text:s text:c="8"/>cout &lt;&lt; "Queue Underflow\n";</text:p>
      <text:p text:style-name="Standard"><text:s text:c="8"/>return;</text:p>
      <text:p text:style-name="Standard"><text:s text:c="4"/>}</text:p>
      <text:p text:style-name="Standard"/>
      <text:p text:style-name="Standard"><text:s text:c="4"/>cout &lt;&lt; "Processed Call -&gt; ID: " &lt;&lt; queueArr[front]</text:p>
      <text:p text:style-name="Standard"><text:s text:c="9"/>&lt;&lt; ", Time: " &lt;&lt; times[front] &lt;&lt; " Min\n";</text:p>
      <text:p text:style-name="Standard"/>
      <text:p text:style-name="Standard"><text:s text:c="4"/>if (front == rear) {</text:p>
      <text:p text:style-name="Standard"><text:s text:c="8"/>front = rear = -1;</text:p>
      <text:p text:style-name="Standard"><text:s text:c="4"/>} else {</text:p>
      <text:p text:style-name="Standard"><text:s text:c="8"/>front = (front + 1) % SIZE;</text:p>
      <text:p text:style-name="Standard"><text:s text:c="4"/>}</text:p>
      <text:soft-page-break/>
      <text:p text:style-name="Standard">}</text:p>
      <text:p text:style-name="Standard"/>
      <text:p text:style-name="Standard">// Display queue</text:p>
      <text:p text:style-name="Standard">void display() {</text:p>
      <text:p text:style-name="Standard"><text:s text:c="4"/>if (front == -1) {</text:p>
      <text:p text:style-name="Standard"><text:s text:c="8"/>cout &lt;&lt; "Queue is empty\n";</text:p>
      <text:p text:style-name="Standard"><text:s text:c="8"/>return;</text:p>
      <text:p text:style-name="Standard"><text:s text:c="4"/>}</text:p>
      <text:p text:style-name="Standard"/>
      <text:p text:style-name="Standard"><text:s text:c="4"/>int i = front;</text:p>
      <text:p text:style-name="Standard"><text:s text:c="4"/>cout &lt;&lt; "Call Queue:\n";</text:p>
      <text:p text:style-name="Standard"/>
      <text:p text:style-name="Standard"><text:s text:c="4"/>while (true) {</text:p>
      <text:p text:style-name="Standard"><text:s text:c="8"/>cout &lt;&lt; "[ID: " &lt;&lt; queueArr[i]</text:p>
      <text:p text:style-name="Standard"><text:s text:c="13"/>&lt;&lt; ", Time: " &lt;&lt; times[i] &lt;&lt; " Min]\n";</text:p>
      <text:p text:style-name="Standard"/>
      <text:p text:style-name="Standard"><text:s text:c="8"/>if (i == rear) break;</text:p>
      <text:p text:style-name="Standard"><text:s text:c="8"/>i = (i + 1) % SIZE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t choice, value, time;</text:p>
      <text:p text:style-name="Standard"/>
      <text:p text:style-name="Standard"><text:s text:c="4"/>do {</text:p>
      <text:p text:style-name="Standard"><text:s text:c="8"/>cout &lt;&lt; "\n--- MENU ---\n";</text:p>
      <text:p text:style-name="Standard"><text:s text:c="8"/>cout &lt;&lt; "1. Add Call\n";</text:p>
      <text:p text:style-name="Standard"><text:s text:c="8"/>cout &lt;&lt; "2. Process Call\n";</text:p>
      <text:p text:style-name="Standard"><text:s text:c="8"/>cout &lt;&lt; "3. Display Queue\n";</text:p>
      <text:p text:style-name="Standard"><text:s text:c="8"/>cout &lt;&lt; "4. Check Empty\n";</text:p>
      <text:p text:style-name="Standard"><text:s text:c="8"/>cout &lt;&lt; "0. Exit\n";</text:p>
      <text:p text:style-name="Standard"><text:s text:c="8"/>cout &lt;&lt; "Enter choice: ";</text:p>
      <text:p text:style-name="Standard"><text:s text:c="8"/>cin &gt;&gt; choice;</text:p>
      <text:p text:style-name="Standard"/>
      <text:p text:style-name="Standard"><text:s text:c="8"/>switch (choice) {</text:p>
      <text:p text:style-name="Standard"><text:s text:c="12"/>case 1:</text:p>
      <text:p text:style-name="Standard"><text:s text:c="16"/>cout &lt;&lt; "Enter Call ID: ";</text:p>
      <text:p text:style-name="Standard"><text:s text:c="16"/>cin &gt;&gt; value;</text:p>
      <text:p text:style-name="Standard"><text:s text:c="16"/>cout &lt;&lt; "Enter Time (Min): ";</text:p>
      <text:p text:style-name="Standard"><text:s text:c="16"/>cin &gt;&gt; time;</text:p>
      <text:p text:style-name="Standard"><text:s text:c="16"/>enqueue(value, time);</text:p>
      <text:p text:style-name="Standard"><text:s text:c="16"/>break;</text:p>
      <text:p text:style-name="Standard"/>
      <text:p text:style-name="Standard"><text:s text:c="12"/>case 2:</text:p>
      <text:p text:style-name="Standard"><text:s text:c="16"/>dequeue();</text:p>
      <text:p text:style-name="Standard"><text:s text:c="16"/>break;</text:p>
      <text:p text:style-name="Standard"/>
      <text:p text:style-name="Standard"><text:s text:c="12"/>case 3:</text:p>
      <text:p text:style-name="Standard"><text:s text:c="16"/>display();</text:p>
      <text:p text:style-name="Standard"><text:s text:c="16"/>break;</text:p>
      <text:p text:style-name="Standard"/>
      <text:p text:style-name="Standard"><text:s text:c="12"/>case 4:</text:p>
      <text:soft-page-break/>
      <text:p text:style-name="Standard"><text:s text:c="16"/>if (empty())</text:p>
      <text:p text:style-name="Standard"><text:s text:c="20"/>cout &lt;&lt; "Queue is EMPTY\n";</text:p>
      <text:p text:style-name="Standard"><text:s text:c="16"/>else</text:p>
      <text:p text:style-name="Standard"><text:s text:c="20"/>cout &lt;&lt; "Queue is NOT EMPTY\n";</text:p>
      <text:p text:style-name="Standard"><text:s text:c="16"/>break;</text:p>
      <text:p text:style-name="Standard"/>
      <text:p text:style-name="Standard"><text:s text:c="12"/>case 0:</text:p>
      <text:p text:style-name="Standard"><text:s text:c="16"/>cout &lt;&lt; "Exiting...\n";</text:p>
      <text:p text:style-name="Standard"><text:s text:c="16"/>break;</text:p>
      <text:p text:style-name="Standard"/>
      <text:p text:style-name="Standard"><text:s text:c="12"/>default:</text:p>
      <text:p text:style-name="Standard"><text:s text:c="16"/>cout &lt;&lt; "Invalid choice!\n";</text:p>
      <text:p text:style-name="Standard"><text:s text:c="8"/>}</text:p>
      <text:p text:style-name="Standard"/>
      <text:p text:style-name="Standard"><text:s text:c="4"/>} while (choice != 0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DINATH</meta:initial-creator>
    <dc:creator>ADINATH</dc:creator>
    <meta:creation-date>2026-05-04T09:01:00Z</meta:creation-date>
    <dc:date>2026-05-04T09:01:00Z</dc:date>
    <meta:template xlink:href="Normal" xlink:type="simple"/>
    <meta:editing-cycles>2</meta:editing-cycles>
    <meta:editing-duration>PT360S</meta:editing-duration>
    <meta:document-statistic meta:page-count="3" meta:paragraph-count="4" meta:word-count="357" meta:character-count="2388" meta:row-count="16" meta:non-whitespace-character-count="2035"/>
  </office:meta>
</office:document-meta>
</file>